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date" office:date-value="2021-09-01" calcext:value-type="date">
            <text:p>09/01/21</text:p>
          </table:table-cell>
          <table:table-cell office:value-type="time" office:time-value="PT09H11M00S" calcext:value-type="time">
            <text:p>09:11:00 AM</text:p>
          </table:table-cell>
          <table:table-cell office:value-type="time" office:time-value="PT13H20M00S" calcext:value-type="time">
            <text:p>01:20:00 PM</text:p>
          </table:table-cell>
          <table:table-cell table:formula="of:=[.C1]-[.B1]" office:value-type="time" office:time-value="PT04H09M00S" calcext:value-type="time">
            <text:p>04:09:00</text:p>
          </table:table-cell>
        </table:table-row>
        <table:table-row table:style-name="ro1">
          <table:table-cell/>
          <table:table-cell office:value-type="time" office:time-value="PT14H33M00S" calcext:value-type="time">
            <text:p>02:33:00 PM</text:p>
          </table:table-cell>
          <table:table-cell office:value-type="time" office:time-value="PT15H30M00S" calcext:value-type="time">
            <text:p>03:30:00 PM</text:p>
          </table:table-cell>
          <table:table-cell table:formula="of:=[.C2]-[.B2]" office:value-type="time" office:time-value="PT00H57M00S" calcext:value-type="time">
            <text:p>00:57:00</text:p>
          </table:table-cell>
        </table:table-row>
        <table:table-row table:style-name="ro1">
          <table:table-cell table:style-name="ce1" office:value-type="date" office:date-value="2021-09-02" calcext:value-type="date">
            <text:p>09/02/21</text:p>
          </table:table-cell>
          <table:table-cell office:value-type="time" office:time-value="PT10H14M00S" calcext:value-type="time">
            <text:p>10:14:00 AM</text:p>
          </table:table-cell>
          <table:table-cell office:value-type="time" office:time-value="PT12H38M00S" calcext:value-type="time">
            <text:p>12:38:00 PM</text:p>
          </table:table-cell>
          <table:table-cell table:formula="of:=[.C3]-[.B3]" office:value-type="time" office:time-value="PT02H24M00S" calcext:value-type="time">
            <text:p>02:24:00</text:p>
          </table:table-cell>
        </table:table-row>
        <table:table-row table:style-name="ro1">
          <table:table-cell/>
          <table:table-cell office:value-type="time" office:time-value="PT13H58M00S" calcext:value-type="time">
            <text:p>01:58:00 PM</text:p>
          </table:table-cell>
          <table:table-cell office:value-type="time" office:time-value="PT16H05M00S" calcext:value-type="time">
            <text:p>04:05:00 PM</text:p>
          </table:table-cell>
          <table:table-cell table:formula="of:=[.C4]-[.B4]" office:value-type="time" office:time-value="PT02H07M00S" calcext:value-type="time">
            <text:p>02:07:00</text:p>
          </table:table-cell>
        </table:table-row>
        <table:table-row table:style-name="ro1">
          <table:table-cell table:style-name="ce1" office:value-type="date" office:date-value="2021-09-03" calcext:value-type="date">
            <text:p>09/03/21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15H03M00S" calcext:value-type="time">
            <text:p>03:03:00 PM</text:p>
          </table:table-cell>
          <table:table-cell table:formula="of:=[.C5]-[.B5]" office:value-type="time" office:time-value="PT01H01M00S" calcext:value-type="time">
            <text:p>01:01:00</text:p>
          </table:table-cell>
        </table:table-row>
        <table:table-row table:style-name="ro1">
          <table:table-cell/>
          <table:table-cell office:value-type="time" office:time-value="PT16H33M00S" calcext:value-type="time">
            <text:p>04:33:00 PM</text:p>
          </table:table-cell>
          <table:table-cell office:value-type="time" office:time-value="PT18H35M00S" calcext:value-type="time">
            <text:p>06:35:00 PM</text:p>
          </table:table-cell>
          <table:table-cell table:formula="of:=[.C6]-[.B6]" office:value-type="time" office:time-value="PT02H02M00S" calcext:value-type="time">
            <text:p>02:02:00</text:p>
          </table:table-cell>
        </table:table-row>
        <table:table-row table:style-name="ro1">
          <table:table-cell table:style-name="ce1" office:value-type="date" office:date-value="2021-09-06" calcext:value-type="date">
            <text:p>09/06/21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11H21M00S" calcext:value-type="time">
            <text:p>11:21:00 AM</text:p>
          </table:table-cell>
          <table:table-cell table:formula="of:=[.C7]-[.B7]" office:value-type="time" office:time-value="PT01H54M00S" calcext:value-type="time">
            <text:p>01:54:00</text:p>
          </table:table-cell>
        </table:table-row>
        <table:table-row table:style-name="ro1">
          <table:table-cell/>
          <table:table-cell office:value-type="time" office:time-value="PT13H19M00S" calcext:value-type="time">
            <text:p>01:19:00 PM</text:p>
          </table:table-cell>
          <table:table-cell office:value-type="time" office:time-value="PT15H58M00S" calcext:value-type="time">
            <text:p>03:58:00 PM</text:p>
          </table:table-cell>
          <table:table-cell table:formula="of:=[.C8]-[.B8]" office:value-type="time" office:time-value="PT02H39M00S" calcext:value-type="time">
            <text:p>02:39:00</text:p>
          </table:table-cell>
        </table:table-row>
        <table:table-row table:style-name="ro1">
          <table:table-cell table:style-name="ce1" office:value-type="date" office:date-value="2021-09-09" calcext:value-type="date">
            <text:p>09/09/21</text:p>
          </table:table-cell>
          <table:table-cell office:value-type="time" office:time-value="PT09H05M00S" calcext:value-type="time">
            <text:p>09:05:00 AM</text:p>
          </table:table-cell>
          <table:table-cell office:value-type="time" office:time-value="PT13H20M00S" calcext:value-type="time">
            <text:p>01:20:00 PM</text:p>
          </table:table-cell>
          <table:table-cell table:formula="of:=[.C9]-[.B9]" office:value-type="time" office:time-value="PT04H15M00S" calcext:value-type="time">
            <text:p>04:15:00</text:p>
          </table:table-cell>
        </table:table-row>
        <table:table-row table:style-name="ro1">
          <table:table-cell/>
          <table:table-cell office:value-type="time" office:time-value="PT14H55M00S" calcext:value-type="time">
            <text:p>02:55:00 PM</text:p>
          </table:table-cell>
          <table:table-cell office:value-type="time" office:time-value="PT18H09M00S" calcext:value-type="time">
            <text:p>06:09:00 PM</text:p>
          </table:table-cell>
          <table:table-cell table:formula="of:=[.C10]-[.B10]" office:value-type="time" office:time-value="PT03H14M00S" calcext:value-type="time">
            <text:p>03:14:00</text:p>
          </table:table-cell>
        </table:table-row>
        <table:table-row table:style-name="ro1">
          <table:table-cell table:style-name="ce1" office:value-type="date" office:date-value="2021-09-10" calcext:value-type="date">
            <text:p>09/10/21</text:p>
          </table:table-cell>
          <table:table-cell office:value-type="time" office:time-value="PT09H03M00S" calcext:value-type="time">
            <text:p>09:03:00 AM</text:p>
          </table:table-cell>
          <table:table-cell office:value-type="time" office:time-value="PT13H55M00S" calcext:value-type="time">
            <text:p>01:55:00 PM</text:p>
          </table:table-cell>
          <table:table-cell table:formula="of:=[.C11]-[.B11]" office:value-type="time" office:time-value="PT04H52M00S" calcext:value-type="time">
            <text:p>04:52:00</text:p>
          </table:table-cell>
        </table:table-row>
        <table:table-row table:style-name="ro1">
          <table:table-cell/>
          <table:table-cell office:value-type="time" office:time-value="PT15H38M00S" calcext:value-type="time">
            <text:p>03:38:00 PM</text:p>
          </table:table-cell>
          <table:table-cell office:value-type="time" office:time-value="PT18H11M00S" calcext:value-type="time">
            <text:p>06:11:00 PM</text:p>
          </table:table-cell>
          <table:table-cell table:formula="of:=[.C12]-[.B12]" office:value-type="time" office:time-value="PT02H33M00S" calcext:value-type="time">
            <text:p>02:33:00</text:p>
          </table:table-cell>
        </table:table-row>
        <table:table-row table:style-name="ro1">
          <table:table-cell table:style-name="ce1" office:value-type="date" office:date-value="2021-09-13" calcext:value-type="date">
            <text:p>09/13/21</text:p>
          </table:table-cell>
          <table:table-cell office:value-type="time" office:time-value="PT09H32M00S" calcext:value-type="time">
            <text:p>09:32:00 AM</text:p>
          </table:table-cell>
          <table:table-cell office:value-type="time" office:time-value="PT11H04M00S" calcext:value-type="time">
            <text:p>11:04:00 AM</text:p>
          </table:table-cell>
          <table:table-cell table:formula="of:=[.C13]-[.B13]" office:value-type="time" office:time-value="PT01H32M00S" calcext:value-type="time">
            <text:p>01:32:00</text:p>
          </table:table-cell>
        </table:table-row>
        <table:table-row table:style-name="ro1">
          <table:table-cell/>
          <table:table-cell office:value-type="time" office:time-value="PT14H14M00S" calcext:value-type="time">
            <text:p>02:14:00 PM</text:p>
          </table:table-cell>
          <table:table-cell office:value-type="time" office:time-value="PT17H00M00S" calcext:value-type="time">
            <text:p>05:00:00 PM</text:p>
          </table:table-cell>
          <table:table-cell table:formula="of:=[.C14]-[.B14]" office:value-type="time" office:time-value="PT02H46M00S" calcext:value-type="time">
            <text:p>02:46:00</text:p>
          </table:table-cell>
        </table:table-row>
        <table:table-row table:style-name="ro1">
          <table:table-cell/>
          <table:table-cell office:value-type="time" office:time-value="PT17H43M00S" calcext:value-type="time">
            <text:p>05:43:00 PM</text:p>
          </table:table-cell>
          <table:table-cell office:value-type="time" office:time-value="PT18H36M00S" calcext:value-type="time">
            <text:p>06:36:00 PM</text:p>
          </table:table-cell>
          <table:table-cell table:formula="of:=[.C15]-[.B15]" office:value-type="time" office:time-value="PT00H53M00S" calcext:value-type="time">
            <text:p>00:53:00</text:p>
          </table:table-cell>
        </table:table-row>
        <table:table-row table:style-name="ro1">
          <table:table-cell table:style-name="ce1" office:value-type="date" office:date-value="2021-09-14" calcext:value-type="date">
            <text:p>09/14/21</text:p>
          </table:table-cell>
          <table:table-cell office:value-type="time" office:time-value="PT09H35M00S" calcext:value-type="time">
            <text:p>09:35:00 AM</text:p>
          </table:table-cell>
          <table:table-cell office:value-type="time" office:time-value="PT12H03M00S" calcext:value-type="time">
            <text:p>12:03:00 PM</text:p>
          </table:table-cell>
          <table:table-cell table:formula="of:=[.C16]-[.B16]" office:value-type="time" office:time-value="PT02H28M00S" calcext:value-type="time">
            <text:p>02:28:00</text:p>
          </table:table-cell>
        </table:table-row>
        <table:table-row table:style-name="ro1">
          <table:table-cell/>
          <table:table-cell office:value-type="time" office:time-value="PT14H16M00S" calcext:value-type="time">
            <text:p>02:16:00 PM</text:p>
          </table:table-cell>
          <table:table-cell office:value-type="time" office:time-value="PT17H01M00S" calcext:value-type="time">
            <text:p>05:01:00 PM</text:p>
          </table:table-cell>
          <table:table-cell table:formula="of:=[.C17]-[.B17]" office:value-type="time" office:time-value="PT02H45M00S" calcext:value-type="time">
            <text:p>02:45:00</text:p>
          </table:table-cell>
        </table:table-row>
        <table:table-row table:style-name="ro1">
          <table:table-cell table:style-name="ce1" office:value-type="date" office:date-value="2021-09-15" calcext:value-type="date">
            <text:p>09/15/21</text:p>
          </table:table-cell>
          <table:table-cell office:value-type="time" office:time-value="PT09H19M00S" calcext:value-type="time">
            <text:p>09:19:00 AM</text:p>
          </table:table-cell>
          <table:table-cell office:value-type="time" office:time-value="PT13H45M00S" calcext:value-type="time">
            <text:p>01:45:00 PM</text:p>
          </table:table-cell>
          <table:table-cell table:formula="of:=[.C18]-[.B18]" office:value-type="time" office:time-value="PT04H26M00S" calcext:value-type="time">
            <text:p>04:26:00</text:p>
          </table:table-cell>
        </table:table-row>
        <table:table-row table:style-name="ro1">
          <table:table-cell/>
          <table:table-cell office:value-type="time" office:time-value="PT14H14M00S" calcext:value-type="time">
            <text:p>02:14:00 PM</text:p>
          </table:table-cell>
          <table:table-cell office:value-type="time" office:time-value="PT17H02M00S" calcext:value-type="time">
            <text:p>05:02:00 PM</text:p>
          </table:table-cell>
          <table:table-cell table:formula="of:=[.C19]-[.B19]" office:value-type="time" office:time-value="PT02H48M00S" calcext:value-type="time">
            <text:p>02:48:00</text:p>
          </table:table-cell>
        </table:table-row>
        <table:table-row table:style-name="ro1">
          <table:table-cell table:style-name="ce1" office:value-type="date" office:date-value="2021-09-16" calcext:value-type="date">
            <text:p>09/16/21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3H23M00S" calcext:value-type="time">
            <text:p>01:23:00 PM</text:p>
          </table:table-cell>
          <table:table-cell table:formula="of:=[.C20]-[.B20]" office:value-type="time" office:time-value="PT03H53M00S" calcext:value-type="time">
            <text:p>03:53:00</text:p>
          </table:table-cell>
        </table:table-row>
        <table:table-row table:style-name="ro1">
          <table:table-cell/>
          <table:table-cell office:value-type="time" office:time-value="PT13H55M00S" calcext:value-type="time">
            <text:p>01:55:00 PM</text:p>
          </table:table-cell>
          <table:table-cell office:value-type="time" office:time-value="PT15H03M00S" calcext:value-type="time">
            <text:p>03:03:00 PM</text:p>
          </table:table-cell>
          <table:table-cell table:formula="of:=[.C21]-[.B21]" office:value-type="time" office:time-value="PT01H08M00S" calcext:value-type="time">
            <text:p>01:08:00</text:p>
          </table:table-cell>
        </table:table-row>
        <table:table-row table:style-name="ro1">
          <table:table-cell/>
          <table:table-cell office:value-type="time" office:time-value="PT15H41M00S" calcext:value-type="time">
            <text:p>03:41:00 PM</text:p>
          </table:table-cell>
          <table:table-cell office:value-type="time" office:time-value="PT18H15M00S" calcext:value-type="time">
            <text:p>06:15:00 PM</text:p>
          </table:table-cell>
          <table:table-cell table:formula="of:=[.C22]-[.B22]" office:value-type="time" office:time-value="PT02H34M00S" calcext:value-type="time">
            <text:p>02:34:00</text:p>
          </table:table-cell>
        </table:table-row>
        <table:table-row table:style-name="ro1">
          <table:table-cell table:style-name="ce1" office:value-type="date" office:date-value="2021-09-17" calcext:value-type="date">
            <text:p>09/17/21</text:p>
          </table:table-cell>
          <table:table-cell office:value-type="time" office:time-value="PT09H55M00S" calcext:value-type="time">
            <text:p>09:55:00 AM</text:p>
          </table:table-cell>
          <table:table-cell office:value-type="time" office:time-value="PT11H13M00S" calcext:value-type="time">
            <text:p>11:13:00 AM</text:p>
          </table:table-cell>
          <table:table-cell table:formula="of:=[.C23]-[.B23]" office:value-type="time" office:time-value="PT01H18M00S" calcext:value-type="time">
            <text:p>01:18:00</text:p>
          </table:table-cell>
        </table:table-row>
        <table:table-row table:style-name="ro1">
          <table:table-cell/>
          <table:table-cell office:value-type="time" office:time-value="PT12H11M00S" calcext:value-type="time">
            <text:p>12:11:00 PM</text:p>
          </table:table-cell>
          <table:table-cell office:value-type="time" office:time-value="PT13H48M00S" calcext:value-type="time">
            <text:p>01:48:00 PM</text:p>
          </table:table-cell>
          <table:table-cell table:formula="of:=[.C24]-[.B24]" office:value-type="time" office:time-value="PT01H37M00S" calcext:value-type="time">
            <text:p>01:37:00</text:p>
          </table:table-cell>
        </table:table-row>
        <table:table-row table:style-name="ro1">
          <table:table-cell/>
          <table:table-cell office:value-type="time" office:time-value="PT14H43M00S" calcext:value-type="time">
            <text:p>02:43:00 PM</text:p>
          </table:table-cell>
          <table:table-cell office:value-type="time" office:time-value="PT17H03M00S" calcext:value-type="time">
            <text:p>05:03:00 PM</text:p>
          </table:table-cell>
          <table:table-cell table:formula="of:=[.C25]-[.B25]" office:value-type="time" office:time-value="PT02H20M00S" calcext:value-type="time">
            <text:p>02:20:00</text:p>
          </table:table-cell>
        </table:table-row>
        <table:table-row table:style-name="ro1">
          <table:table-cell table:style-name="ce1" office:value-type="date" office:date-value="2021-09-19" calcext:value-type="date">
            <text:p>09/19/21</text:p>
          </table:table-cell>
          <table:table-cell office:value-type="time" office:time-value="PT16H04M00S" calcext:value-type="time">
            <text:p>04:04:00 PM</text:p>
          </table:table-cell>
          <table:table-cell office:value-type="time" office:time-value="PT17H34M00S" calcext:value-type="time">
            <text:p>05:34:00 PM</text:p>
          </table:table-cell>
          <table:table-cell table:formula="of:=[.C26]-[.B26]" office:value-type="time" office:time-value="PT01H30M00S" calcext:value-type="time">
            <text:p>01:30:00</text:p>
          </table:table-cell>
        </table:table-row>
        <table:table-row table:style-name="ro1">
          <table:table-cell table:style-name="ce1" office:value-type="date" office:date-value="2021-09-20" calcext:value-type="date">
            <text:p>09/20/21</text:p>
          </table:table-cell>
          <table:table-cell office:value-type="time" office:time-value="PT09H44M00S" calcext:value-type="time">
            <text:p>09:44:00 AM</text:p>
          </table:table-cell>
          <table:table-cell office:value-type="time" office:time-value="PT11H10M00S" calcext:value-type="time">
            <text:p>11:10:00 AM</text:p>
          </table:table-cell>
          <table:table-cell table:formula="of:=[.C27]-[.B27]" office:value-type="time" office:time-value="PT01H26M00S" calcext:value-type="time">
            <text:p>01:26:00</text:p>
          </table:table-cell>
        </table:table-row>
        <table:table-row table:style-name="ro1">
          <table:table-cell/>
          <table:table-cell office:value-type="time" office:time-value="PT14H20M00S" calcext:value-type="time">
            <text:p>02:20:00 PM</text:p>
          </table:table-cell>
          <table:table-cell office:value-type="time" office:time-value="PT17H14M00S" calcext:value-type="time">
            <text:p>05:14:00 PM</text:p>
          </table:table-cell>
          <table:table-cell table:formula="of:=[.C28]-[.B28]" office:value-type="time" office:time-value="PT02H54M00S" calcext:value-type="time">
            <text:p>02:54:00</text:p>
          </table:table-cell>
        </table:table-row>
        <table:table-row table:style-name="ro1">
          <table:table-cell/>
          <table:table-cell office:value-type="time" office:time-value="PT18H19M00S" calcext:value-type="time">
            <text:p>06:19:00 PM</text:p>
          </table:table-cell>
          <table:table-cell office:value-type="time" office:time-value="PT20H16M00S" calcext:value-type="time">
            <text:p>08:16:00 PM</text:p>
          </table:table-cell>
          <table:table-cell table:formula="of:=[.C29]-[.B29]" office:value-type="time" office:time-value="PT01H57M00S" calcext:value-type="time">
            <text:p>01:57:00</text:p>
          </table:table-cell>
        </table:table-row>
        <table:table-row table:style-name="ro1">
          <table:table-cell table:style-name="ce1" office:value-type="date" office:date-value="2021-09-21" calcext:value-type="date">
            <text:p>09/21/21</text:p>
          </table:table-cell>
          <table:table-cell office:value-type="time" office:time-value="PT10H16M00S" calcext:value-type="time">
            <text:p>10:16:00 AM</text:p>
          </table:table-cell>
          <table:table-cell office:value-type="time" office:time-value="PT15H20M00S" calcext:value-type="time">
            <text:p>03:20:00 PM</text:p>
          </table:table-cell>
          <table:table-cell table:formula="of:=[.C30]-[.B30]" office:value-type="time" office:time-value="PT05H04M00S" calcext:value-type="time">
            <text:p>05:04:00</text:p>
          </table:table-cell>
        </table:table-row>
        <table:table-row table:style-name="ro1">
          <table:table-cell/>
          <table:table-cell office:value-type="time" office:time-value="PT16H03M00S" calcext:value-type="time">
            <text:p>04:03:00 PM</text:p>
          </table:table-cell>
          <table:table-cell office:value-type="time" office:time-value="PT19H59M00S" calcext:value-type="time">
            <text:p>07:59:00 PM</text:p>
          </table:table-cell>
          <table:table-cell table:formula="of:=[.C31]-[.B31]" office:value-type="time" office:time-value="PT03H56M00S" calcext:value-type="time">
            <text:p>03:56:00</text:p>
          </table:table-cell>
        </table:table-row>
        <table:table-row table:style-name="ro1">
          <table:table-cell table:style-name="ce1" office:value-type="date" office:date-value="2021-09-22" calcext:value-type="date">
            <text:p>09/22/21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2H44M00S" calcext:value-type="time">
            <text:p>12:44:00 PM</text:p>
          </table:table-cell>
          <table:table-cell table:formula="of:=[.C32]-[.B32]" office:value-type="time" office:time-value="PT01H54M00S" calcext:value-type="time">
            <text:p>01:54:00</text:p>
          </table:table-cell>
        </table:table-row>
        <table:table-row table:style-name="ro1">
          <table:table-cell/>
          <table:table-cell office:value-type="time" office:time-value="PT14H34M00S" calcext:value-type="time">
            <text:p>02:34:00 PM</text:p>
          </table:table-cell>
          <table:table-cell office:value-type="time" office:time-value="PT17H13M00S" calcext:value-type="time">
            <text:p>05:13:00 PM</text:p>
          </table:table-cell>
          <table:table-cell table:formula="of:=[.C33]-[.B33]" office:value-type="time" office:time-value="PT02H39M00S" calcext:value-type="time">
            <text:p>02:39:00</text:p>
          </table:table-cell>
        </table:table-row>
        <table:table-row table:style-name="ro1">
          <table:table-cell table:style-name="ce1" office:value-type="date" office:date-value="2021-09-23" calcext:value-type="date">
            <text:p>09/23/21</text:p>
          </table:table-cell>
          <table:table-cell office:value-type="time" office:time-value="PT19H04M00S" calcext:value-type="time">
            <text:p>07:04:00 PM</text:p>
          </table:table-cell>
          <table:table-cell office:value-type="time" office:time-value="PT20H31M00S" calcext:value-type="time">
            <text:p>08:31:00 PM</text:p>
          </table:table-cell>
          <table:table-cell table:formula="of:=[.C34]-[.B34]" office:value-type="time" office:time-value="PT01H27M00S" calcext:value-type="time">
            <text:p>01:27:00</text:p>
          </table:table-cell>
        </table:table-row>
        <table:table-row table:style-name="ro1">
          <table:table-cell table:style-name="ce1" office:value-type="date" office:date-value="2021-09-24" calcext:value-type="date">
            <text:p>09/24/21</text:p>
          </table:table-cell>
          <table:table-cell office:value-type="time" office:time-value="PT09H42M00S" calcext:value-type="time">
            <text:p>09:42:00 AM</text:p>
          </table:table-cell>
          <table:table-cell office:value-type="time" office:time-value="PT11H13M00S" calcext:value-type="time">
            <text:p>11:13:00 AM</text:p>
          </table:table-cell>
          <table:table-cell table:formula="of:=[.C35]-[.B35]" office:value-type="time" office:time-value="PT01H31M00S" calcext:value-type="time">
            <text:p>01:31:00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3H54M00S" calcext:value-type="time">
            <text:p>01:54:00 PM</text:p>
          </table:table-cell>
          <table:table-cell table:formula="of:=[.C36]-[.B36]" office:value-type="time" office:time-value="PT01H09M00S" calcext:value-type="time">
            <text:p>01:09:00</text:p>
          </table:table-cell>
        </table:table-row>
        <table:table-row table:style-name="ro1">
          <table:table-cell/>
          <table:table-cell office:value-type="time" office:time-value="PT14H13M00S" calcext:value-type="time">
            <text:p>02:13:00 PM</text:p>
          </table:table-cell>
          <table:table-cell office:value-type="time" office:time-value="PT16H28M00S" calcext:value-type="time">
            <text:p>04:28:00 PM</text:p>
          </table:table-cell>
          <table:table-cell table:formula="of:=[.C37]-[.B37]" office:value-type="time" office:time-value="PT02H15M00S" calcext:value-type="time">
            <text:p>02:15:00</text:p>
          </table:table-cell>
        </table:table-row>
        <table:table-row table:style-name="ro1">
          <table:table-cell table:style-name="ce1" office:value-type="date" office:date-value="2021-09-27" calcext:value-type="date">
            <text:p>09/27/21</text:p>
          </table:table-cell>
          <table:table-cell office:value-type="time" office:time-value="PT10H49M00S" calcext:value-type="time">
            <text:p>10:49:00 AM</text:p>
          </table:table-cell>
          <table:table-cell office:value-type="time" office:time-value="PT12H34M00S" calcext:value-type="time">
            <text:p>12:34:00 PM</text:p>
          </table:table-cell>
          <table:table-cell table:formula="of:=[.C38]-[.B38]" office:value-type="time" office:time-value="PT01H45M00S" calcext:value-type="time">
            <text:p>01:45:00</text:p>
          </table:table-cell>
        </table:table-row>
        <table:table-row table:style-name="ro1">
          <table:table-cell/>
          <table:table-cell office:value-type="time" office:time-value="PT13H02M00S" calcext:value-type="time">
            <text:p>01:02:00 PM</text:p>
          </table:table-cell>
          <table:table-cell office:value-type="time" office:time-value="PT14H15M00S" calcext:value-type="time">
            <text:p>02:15:00 PM</text:p>
          </table:table-cell>
          <table:table-cell table:formula="of:=[.C39]-[.B39]" office:value-type="time" office:time-value="PT01H13M00S" calcext:value-type="time">
            <text:p>01:13:00</text:p>
          </table:table-cell>
        </table:table-row>
        <table:table-row table:style-name="ro1">
          <table:table-cell/>
          <table:table-cell office:value-type="time" office:time-value="PT15H28M00S" calcext:value-type="time">
            <text:p>03:28:00 PM</text:p>
          </table:table-cell>
          <table:table-cell office:value-type="time" office:time-value="PT18H36M00S" calcext:value-type="time">
            <text:p>06:36:00 PM</text:p>
          </table:table-cell>
          <table:table-cell table:formula="of:=[.C40]-[.B40]" office:value-type="time" office:time-value="PT03H08M00S" calcext:value-type="time">
            <text:p>03:08:00</text:p>
          </table:table-cell>
        </table:table-row>
        <table:table-row table:style-name="ro1">
          <table:table-cell table:style-name="ce1" office:value-type="date" office:date-value="2021-09-28" calcext:value-type="date">
            <text:p>09/28/21</text:p>
          </table:table-cell>
          <table:table-cell office:value-type="time" office:time-value="PT11H26M00S" calcext:value-type="time">
            <text:p>11:26:00 AM</text:p>
          </table:table-cell>
          <table:table-cell office:value-type="time" office:time-value="PT13H51M00S" calcext:value-type="time">
            <text:p>01:51:00 PM</text:p>
          </table:table-cell>
          <table:table-cell table:formula="of:=[.C41]-[.B41]" office:value-type="time" office:time-value="PT02H25M00S" calcext:value-type="time">
            <text:p>02:25:00</text:p>
          </table:table-cell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30M00S" calcext:value-type="time">
            <text:p>05:30:00 PM</text:p>
          </table:table-cell>
          <table:table-cell table:formula="of:=[.C42]-[.B42]" office:value-type="time" office:time-value="PT02H30M00S" calcext:value-type="time">
            <text:p>02:30:00</text:p>
          </table:table-cell>
        </table:table-row>
        <table:table-row table:style-name="ro1">
          <table:table-cell table:style-name="ce1" office:value-type="date" office:date-value="2021-09-29" calcext:value-type="date">
            <text:p>09/29/21</text:p>
          </table:table-cell>
          <table:table-cell office:value-type="time" office:time-value="PT10H37M00S" calcext:value-type="time">
            <text:p>10:37:00 AM</text:p>
          </table:table-cell>
          <table:table-cell office:value-type="time" office:time-value="PT13H31M00S" calcext:value-type="time">
            <text:p>01:31:00 PM</text:p>
          </table:table-cell>
          <table:table-cell table:formula="of:=[.C43]-[.B43]" office:value-type="time" office:time-value="PT02H54M00S" calcext:value-type="time">
            <text:p>02:54:00</text:p>
          </table:table-cell>
        </table:table-row>
        <table:table-row table:style-name="ro1">
          <table:table-cell/>
          <table:table-cell office:value-type="time" office:time-value="PT14H41M00S" calcext:value-type="time">
            <text:p>02:41:00 PM</text:p>
          </table:table-cell>
          <table:table-cell office:value-type="time" office:time-value="PT17H46M00S" calcext:value-type="time">
            <text:p>05:46:00 PM</text:p>
          </table:table-cell>
          <table:table-cell table:formula="of:=[.C44]-[.B44]" office:value-type="time" office:time-value="PT03H05M00S" calcext:value-type="time">
            <text:p>03:05:00</text:p>
          </table:table-cell>
        </table:table-row>
        <table:table-row table:style-name="ro1">
          <table:table-cell table:style-name="ce1" office:value-type="date" office:date-value="2021-09-30" calcext:value-type="date">
            <text:p>09/30/21</text:p>
          </table:table-cell>
          <table:table-cell office:value-type="time" office:time-value="PT10H43M00S" calcext:value-type="time">
            <text:p>10:43:00 AM</text:p>
          </table:table-cell>
          <table:table-cell office:value-type="time" office:time-value="PT16H25M00S" calcext:value-type="time">
            <text:p>04:25:00 PM</text:p>
          </table:table-cell>
          <table:table-cell table:formula="of:=[.C45]-[.B45]" office:value-type="time" office:time-value="PT05H42M00S" calcext:value-type="time">
            <text:p>05:42:00</text:p>
          </table:table-cell>
        </table:table-row>
        <table:table-row table:style-name="ro1">
          <table:table-cell/>
          <table:table-cell table:style-name="Default" table:number-columns-repeated="2"/>
          <table:table-cell table:formula="of:=SUM([.D1:.D45])" office:value-type="time" office:time-value="PT112H59M00S" calcext:value-type="time">
            <text:p>112:59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5T18:16:05.743000000</meta:creation-date>
    <dc:date>2021-10-05T18:43:57.678000000</dc:date>
    <meta:editing-duration>PT14M21S</meta:editing-duration>
    <meta:editing-cycles>1</meta:editing-cycles>
    <meta:document-statistic meta:table-count="1" meta:cell-count="157" meta:object-count="0"/>
    <meta:generator>LibreOffice/6.3.2.2$Windows_X86_64 LibreOffice_project/98b30e735bda24bc04ab42594c85f7fd8be07b9c</meta:generator>
  </office:meta>
</office:document-meta>
</file>